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background-color="#666666">
        <style:background-image/>
      </style:paragraph-properties>
      <style:text-properties officeooo:rsid="00064e30" officeooo:paragraph-rsid="0007f053"/>
    </style:style>
    <style:style style:name="P2" style:family="paragraph" style:parent-style-name="Standard">
      <style:paragraph-properties fo:background-color="#666666">
        <style:tab-stops/>
        <style:background-image/>
      </style:paragraph-properties>
      <style:text-properties officeooo:rsid="00064e30" officeooo:paragraph-rsid="000d76cf"/>
    </style:style>
    <style:style style:name="P3" style:family="paragraph" style:parent-style-name="Standard">
      <style:paragraph-properties fo:background-color="#666666">
        <style:background-image/>
      </style:paragraph-properties>
      <style:text-properties officeooo:rsid="00064e30" officeooo:paragraph-rsid="000d76cf" fo:background-color="transparent"/>
    </style:style>
    <style:style style:name="T1" style:family="text">
      <style:text-properties fo:color="#000000" fo:background-color="#0066ff" loext:char-shading-value="0"/>
    </style:style>
    <style:style style:name="T2" style:family="text">
      <style:text-properties fo:background-color="#cc3300" loext:char-shading-value="0"/>
    </style:style>
    <style:style style:name="T3" style:family="text">
      <style:text-properties fo:background-color="#ffffff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fo:color="#ffffff"/>
    </style:style>
    <style:style style:name="T6" style:family="text">
      <style:text-properties fo:color="#ffffff" fo:background-color="transparent" loext:char-shading-value="0"/>
    </style:style>
    <style:style style:name="T7" style:family="text">
      <style:text-properties fo:color="#ffffff" officeooo:rsid="000d76cf" fo:background-color="transparent" loext:char-shading-value="0"/>
    </style:style>
    <style:style style:name="T8" style:family="text">
      <style:text-properties fo:color="#ffffff" officeooo:rsid="00125995" fo:background-color="transparent" loext:char-shading-value="0"/>
    </style:style>
    <style:style style:name="T9" style:family="text">
      <style:text-properties fo:color="#ffffff" officeooo:rsid="0014560a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5"><text:s text:c="3"/>F1</text:span> <text:s text:c="12"/><text:span text:style-name="T5">F2</text:span> <text:s text:c="13"/><text:span text:style-name="T5">F3</text:span> <text:s text:c="12"/><text:span text:style-name="T5">F4</text:span> <text:s text:c="21"/><text:span text:style-name="T5">F5</text:span> <text:s text:c="14"/><text:span text:style-name="T1"><text:s text:c="6"/></text:span><text:s text:c="13"/><text:span text:style-name="T2"><text:s text:c="6"/></text:span><text:span text:style-name="T4"><text:s text:c="13"/></text:span><text:span text:style-name="T3"><text:s text:c="6"/></text:span><text:span text:style-name="T6"><text:s text:c="16"/></text:span><text:span text:style-name="T7">SHIFT <text:s text:c="5"/></text:span><text:span text:style-name="T8">ENTER</text:span><text:span text:style-name="T7"> <text:s text:c="5"/></text:span><text:span text:style-name="T9">ERASE</text:span><text:span text:style-name="T7"> <text:s text:c="4"/></text:span><text:span text:style-name="T8">OFFLINE</text:span></text:p>
      <text:p text:style-name="P3"><text:s text:c="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New Sung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New Sung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6571in" fo:margin-right="0.591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15:38:40.932613927</meta:creation-date>
    <dc:date>2015-01-06T15:50:06.033365202</dc:date>
    <meta:editing-duration>PT25M45S</meta:editing-duration>
    <meta:editing-cycles>15</meta:editing-cycles>
    <meta:generator>LibreOffice/4.3.5.2.0$Linux_X86_64 LibreOffice_project/430m0$Build-2</meta:generator>
    <meta:print-date>2014-12-15T14:27:41.718784571</meta:print-date>
    <meta:document-statistic meta:table-count="0" meta:image-count="0" meta:object-count="0" meta:page-count="1" meta:paragraph-count="2" meta:word-count="9" meta:character-count="201" meta:non-whitespace-character-count="32"/>
  </office:meta>
</office:document-meta>
</file>